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C80000017CBC684228.gif" manifest:media-type="image/gif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style:text-position="0% 100%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/>
    </style:style>
    <style:style style:name="P7" style:family="paragraph" style:parent-style-name="Standard" style:list-style-name="L1">
      <style:paragraph-properties fo:text-align="start" style:justify-single-word="false" style:writing-mode="lr-tb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5" style:data-style-name="N0">5</text:variable-set>: The Definition of Acceleration</text:p>
      <text:p text:style-name="P2"/>
      <text:list xml:id="list267507504" text:style-name="L1">
        <text:list-item>
          <text:p text:style-name="P3">What is the definition of acceleration (in equation form)? <text:s/>Explain the difference between velocity and acceleration.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721715505" text:continue-numbering="true" text:style-name="L1">
        <text:list-item>
          <text:p text:style-name="P3">A car starts from a stop at a traffic light that has just turned green. <text:s/>The car accelerates at a rate of 3 m/s<text:span text:style-name="T1">2</text:span><text:span text:style-name="T2">. <text:s/>How fast is the car traveling after 5 seconds?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199103218" text:continue-numbering="true" text:style-name="L1">
        <text:list-item>
          <text:p text:style-name="P6">You are riding your bike at a speed of 4 m/s when you see a large dog behind you. <text:s/>In an effort to outrun the dog, you accelerate to 20 m/s over the course of the next 8 seconds. <text:s/>What was your rate of acceleration?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1993145252" text:continue-numbering="true" text:style-name="L1">
        <text:list-item>
          <text:p text:style-name="P3"><text:span text:style-name="T2">You are skydiving, and are falling at your terminal velocity of 60 m/s. <text:s/>You pull your parachute, and decelerate to a speed of 10 m/s, at a rate of 5 m/s</text:span><text:span text:style-name="T1">2</text:span><text:span text:style-name="T2">. <text:s/>How long did it take you to reach your final velocity?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1360020525" text:continue-numbering="true" text:style-name="L1">
        <text:list-item>
          <text:p text:style-name="P3"><text:span text:style-name="T2">A car is driving on Lee Trevino at 20 m/s when the driver sees a red light. <text:s/>The driver slows the car to a stop over the next 8 seconds. <text:s/>What is the acceleration of the car?</text:span></text:p>
        </text:list-item>
      </text:list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list xml:id="list333077170" text:continue-numbering="true" text:style-name="L1">
        <text:list-item>
          <text:p text:style-name="P3"><text:soft-page-break/><text:span text:style-name="T2">A Lauren is walking at 2 m/s when she is startled by Benny walking behind her. Over the next two seconds, she starts to run at 6 m/s. What was her acceleration?</text:span></text:p>
        </text:list-item>
      </text:list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list xml:id="list1348721232" text:continue-numbering="true" text:style-name="L1">
        <text:list-item>
          <text:p text:style-name="P3"><text:span text:style-name="T2">A plane is traveling 250 m/s when it touches down on the runway while landing. <text:s/>It comes to a complete stop in 25 seconds. <text:s/>What is the acceleration of the plane?</text:span></text:p>
        </text:list-item>
      </text:list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list xml:id="list1942346701" text:continue-numbering="true" text:style-name="L1">
        <text:list-item>
          <text:p text:style-name="P3"><text:span text:style-name="T2">Elijah is driving a car with a top acceleration of 12 m/s. <text:s/>If he starts from a stop, and accelerates for 3 seconds, what is the speed his car will be going?</text:span></text:p>
        </text:list-item>
      </text:list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list xml:id="list1023907743" text:continue-numbering="true" text:style-name="L1">
        <text:list-item>
          <text:p text:style-name="P7"><text:span text:style-name="T2">Celina is marching forward at a speed of 1 m/s when she starts to march backward at a speed of 2 m/s. <text:s/>If she accelerates at 12 m/s</text:span><text:span text:style-name="T1">2</text:span><text:span text:style-name="T2">, how much time will the change take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0902in" svg:y="-0.3799in" svg:width="0.4098in" svg:height="0.8in" draw:z-index="1"><draw:image xlink:href="Pictures/10000000000000C80000017CBC684228.gif" xlink:type="simple" xlink:show="embed" xlink:actuate="onLoad"/></draw:frame> <text:s text:c="11"/>Name:<text:tab/><text:tab/><text:date style:data-style-name="N37" text:date-value="2012-09-13T16:36:06" text:fixed="true" text:date-adjust="PT24H00M00S">09/14/12</text:date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3T16:36:06</meta:creation-date>
    <meta:editing-duration>P0D</meta:editing-duration>
    <meta:editing-cycles>2</meta:editing-cycles>
    <meta:generator>LibreOffice/3.5$Linux_X86_64 LibreOffice_project/350m1$Build-3</meta:generator>
    <dc:date>2012-09-13T16:36:42</dc:date>
    <meta:document-statistic meta:table-count="0" meta:image-count="1" meta:object-count="0" meta:page-count="2" meta:paragraph-count="12" meta:word-count="326" meta:character-count="1648" meta:non-whitespace-character-count="1315"/>
  </office:meta>
</office:document-meta>
</file>